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54405283" text:style-name="L1">
        <text:list-item>
          <text:p text:style-name="P1">Software inspection</text:p>
          <text:list>
            <text:list-item>
              <text:p text:style-name="P1">Human part of overall software quality efforts (Iisakka &amp; Tervonen)</text:p>
              <text:list>
                <text:list-item>
                  <text:p text:style-name="P1">Testing: computers, inspection: humans</text:p>
                </text:list-item>
                <text:list-item>
                  <text:p text:style-name="P1">Sociological aspect often forgotten in inspection research</text:p>
                </text:list-item>
              </text:list>
            </text:list-item>
            <text:list-item>
              <text:p text:style-name="P1">Purpose</text:p>
              <text:list>
                <text:list-item>
                  <text:p text:style-name="P1">Find defects (Tyran &amp; George)</text:p>
                </text:list-item>
              </text:list>
            </text:list-item>
            <text:list-item>
              <text:p text:style-name="P1">Value</text:p>
              <text:list>
                <text:list-item>
                  <text:p text:style-name="P1">Industry</text:p>
                  <text:list>
                    <text:list-item>
                      <text:p text:style-name="P1">May find up to 90% of all defects (Tyran &amp; George)</text:p>
                    </text:list-item>
                    <text:list-item>
                      <text:p text:style-name="P1">Find defects early in the process (Tyran &amp; George)</text:p>
                      <text:list>
                        <text:list-item>
                          <text:p text:style-name="P1">Less effort to fix</text:p>
                        </text:list-item>
                        <text:list-item>
                          <text:p text:style-name="P1">JPL estimates $25,00 savings per inspection</text:p>
                        </text:list-item>
                      </text:list>
                    </text:list-item>
                    <text:list-item>
                      <text:p text:style-name="P1">Educational for participants (Tyran &amp; George)</text:p>
                      <text:list>
                        <text:list-item>
                          <text:p text:style-name="P1">Reveals alternative solutions to problems a reviewer has solved in other ways (Trytten)</text:p>
                        </text:list-item>
                      </text:list>
                    </text:list-item>
                  </text:list>
                </text:list-item>
                <text:list-item>
                  <text:p text:style-name="P1">Academia</text:p>
                  <text:list>
                    <text:list-item>
                      <text:p text:style-name="P1">Builds teamwork skills &amp; experience (Trytten)</text:p>
                    </text:list-item>
                  </text:list>
                </text:list-item>
              </text:list>
            </text:list-item>
            <text:list-item>
              <text:p text:style-name="P1">Drawbacks</text:p>
              <text:list>
                <text:list-item>
                  <text:p text:style-name="P1">Transaction costs: Money, time, and motivation lost due to scheduling requirements (Tyran &amp; George; Iisakka &amp; Tervonen; Trytten)</text:p>
                </text:list-item>
                <text:list-item>
                  <text:p text:style-name="P1">Problems common to small group interaction</text:p>
                  <text:list>
                    <text:list-item>
                      <text:p text:style-name="P1">Group does not imply team (Trytten)</text:p>
                    </text:list-item>
                    <text:list-item>
                      <text:p text:style-name="P1">Dominant behavior, sidetracking, information overload, forgetting or neglecting to raise an idea (Tyran &amp; George)</text:p>
                    </text:list-item>
                    <text:list-item>
                      <text:p text:style-name="P1">Social loafing (people work less diligently when in a group): Unprepared reviewers frustrate authors (Trytten; Iisakka &amp; Tervonen)</text:p>
                    </text:list-item>
                  </text:list>
                </text:list-item>
                <text:list-item>
                  <text:p text:style-name="P1">Asynchronous inspections leave reviewers lacking feedback (Iisakka &amp; Tervonen)</text:p>
                </text:list-item>
                <text:list-item>
                  <text:p text:style-name="P1">Author may feel ownership over code (Iisakka &amp; Tervonen)</text:p>
                </text:list-item>
                <text:list-item>
                  <text:p text:style-name="P1">Power imbalance between reviewers → author—inherent with criticism (Iisakka &amp; Tervonen)</text:p>
                </text:list-item>
              </text:list>
            </text:list-item>
            <text:list-item>
              <text:p text:style-name="P1">Process</text:p>
              <text:list>
                <text:list-item>
                  <text:p text:style-name="P1">Structure</text:p>
                  <text:list>
                    <text:list-item>
                      <text:p text:style-name="P1">Generally: to three stages (Porter, Siy, Mockus &amp; Votta)</text:p>
                      <text:list>
                        <text:list-item>
                          <text:p text:style-name="P1">Preparation</text:p>
                        </text:list-item>
                        <text:list-item>
                          <text:p text:style-name="P1">Collection</text:p>
                          <text:list>
                            <text:list-item>
                              <text:p text:style-name="P1">Defects, not solutions</text:p>
                            </text:list-item>
                          </text:list>
                        </text:list-item>
                        <text:list-item>
                          <text:p text:style-name="P1">Repair</text:p>
                        </text:list-item>
                      </text:list>
                    </text:list-item>
                    <text:list-item>
                      <text:p text:style-name="P1">Commonly: six stages (Tyran &amp; George)</text:p>
                      <text:list>
                        <text:list-item>
                          <text:p text:style-name="P1">Planning</text:p>
                        </text:list-item>
                        <text:list-item>
                          <text:p text:style-name="P1">Overview</text:p>
                        </text:list-item>
                        <text:list-item>
                          <text:p text:style-name="P1">Preparation</text:p>
                        </text:list-item>
                        <text:list-item>
                          <text:p text:style-name="P1">Inspection</text:p>
                          <text:list>
                            <text:list-item>
                              <text:p text:style-name="P1">Defects, not solutions</text:p>
                            </text:list-item>
                          </text:list>
                        </text:list-item>
                        <text:list-item>
                          <text:p text:style-name="P1">Rework</text:p>
                        </text:list-item>
                        <text:list-item>
                          <text:p text:style-name="P1">Follow up</text:p>
                        </text:list-item>
                      </text:list>
                    </text:list-item>
                    <text:list-item>
                      <text:p text:style-name="P1"><text:soft-page-break/>Changes in structure do not impact effectiveness (defect detection) (Porter, Siy, Mockus &amp; Votta)</text:p>
                      <text:list>
                        <text:list-item>
                          <text:p text:style-name="P1">Single-session inspections with small teams are most efficient</text:p>
                        </text:list-item>
                        <text:list-item>
                          <text:p text:style-name="P1">Review → repair → review significantly increased time taken (less efficient)</text:p>
                        </text:list-item>
                      </text:list>
                    </text:list-item>
                  </text:list>
                </text:list-item>
                <text:list-item>
                  <text:p text:style-name="P1">Asynchronous (no meetings) are at least as effective as synchronous (meetings) (Perpich et. al.)</text:p>
                  <text:list>
                    <text:list-item>
                      <text:p text:style-name="P1">Contradicts early guidelines (e.g., Fagan)</text:p>
                    </text:list-item>
                    <text:list-item>
                      <text:p text:style-name="P1">Investigated inspection of new code and modification of existing code</text:p>
                    </text:list-item>
                    <text:list-item>
                      <text:p text:style-name="P1">Ameliorates schedule bottlenecks</text:p>
                      <text:list>
                        <text:list-item>
                          <text:p text:style-name="P1">Bottlenecks worse in large teams</text:p>
                        </text:list-item>
                        <text:list-item>
                          <text:p text:style-name="P1">Bottlenecks worse when geographical and temporal distance increases</text:p>
                          <text:list>
                            <text:list-item>
                              <text:p text:style-name="P1">Time differences between teams rules out synchronou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No disruption to existing workflow—critical</text:p>
                    </text:list-item>
                  </text:list>
                </text:list-item>
                <text:list-item>
                  <text:p text:style-name="P1">Artifacts</text:p>
                  <text:list>
                    <text:list-item>
                      <text:p text:style-name="P1">Code</text:p>
                      <text:list>
                        <text:list-item>
                          <text:p text:style-name="P1">More code in a review yields more defects found (common sense...) (Porter, Siy, Mockus &amp; Votta)</text:p>
                        </text:list-item>
                        <text:list-item>
                          <text:p text:style-name="P1">Some functional types of code may be more likely to contain more defects than others (e.g., parser v. symbol table in a compiler) (Porter, Siy, Mockus &amp; Votta)</text:p>
                        </text:list-item>
                      </text:list>
                    </text:list-item>
                  </text:list>
                </text:list-item>
                <text:list-item>
                  <text:p text:style-name="P1">Roles</text:p>
                  <text:list>
                    <text:list-item>
                      <text:p text:style-name="P1">Each programming phase requires different activities, so each action will benefit from specific skills (Devito Da Cunha &amp; Greathead)</text:p>
                    </text:list-item>
                    <text:list-item>
                      <text:p text:style-name="P1">10:1 difference in skills between programmers for certain tasks (Devito Da Cunha &amp; Greathead)</text:p>
                      <text:list>
                        <text:list-item>
                          <text:p text:style-name="P1">NT students (Meyers-Briggs) performed best on code review task</text:p>
                        </text:list-item>
                      </text:list>
                    </text:list-item>
                    <text:list-item>
                      <text:p text:style-name="P1">Changes here have more impact on effectiveness than changes in inspection structure (Porter, Siy, Mockus &amp; Votta)</text:p>
                    </text:list-item>
                    <text:list-item>
                      <text:p text:style-name="P1">Reviewers</text:p>
                      <text:list>
                        <text:list-item>
                          <text:p text:style-name="P1">Have a strong influence on inspection effectiveness (Porter, Siy, Mockus &amp; Votta)</text:p>
                          <text:list>
                            <text:list-item>
                              <text:p text:style-name="P1">Training</text:p>
                            </text:list-item>
                            <text:list-item>
                              <text:p text:style-name="P1">Identification of good review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Author</text:p>
                    </text:list-item>
                  </text:list>
                </text:list-item>
                <text:list-item>
                  <text:p text:style-name="P1">Tools</text:p>
                  <text:list>
                    <text:list-item>
                      <text:p text:style-name="P1">Checklists (Parnin, Görg, &amp; Nnadi)</text:p>
                    </text:list-item>
                    <text:list-item>
                      <text:p text:style-name="P1">Asynchronous intranet (Perpich et al.)</text:p>
                      <text:list>
                        <text:list-item>
                          <text:p text:style-name="P1">Condenses time by combining [reviewer prep → collection] into [reviewer prep &amp; collection]</text:p>
                        </text:list-item>
                        <text:list-item>
                          <text:p text:style-name="P1">Retains moderator role separate from author</text:p>
                          <text:list>
                            <text:list-item>
                              <text:p text:style-name="P1">Moderator validates change plans for each annotation and can mark inspection done</text:p>
                            </text:list-item>
                          </text:list>
                        </text:list-item>
                        <text:list-item>
                          <text:p text:style-name="P1">Artifacts</text:p>
                          <text:list>
                            <text:list-item>
                              <text:p text:style-name="P1">Inspection package</text:p>
                              <text:list>
                                <text:list-item>
                                  <text:p text:style-name="P1">Status (pending, in progress, resolution, done)</text:p>
                                </text:list-item>
                                <text:list-item>
                                  <text:p text:style-name="P1">Diff-marked source code</text:p>
                                </text:list-item>
                                <text:list-item>
                                  <text:p text:style-name="P1">Code annotations (general notes or line-specific)</text:p>
                                </text:list-item>
                              </text:list>
                            </text:list-item>
                            <text:list-item>
                              <text:p text:style-name="P1">Email notification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<text:soft-page-break/>Group support system technology as a mediating artifact in real-time meetings (Tyran &amp; George)</text:p>
                      <text:list>
                        <text:list-item>
                          <text:p text:style-name="P1">Artifacts</text:p>
                          <text:list>
                            <text:list-item>
                              <text:p text:style-name="P1">Chat window (parallel communication)</text:p>
                            </text:list-item>
                            <text:list-item>
                              <text:p text:style-name="P1">Scrolling window of inspection results (group memory)</text:p>
                            </text:list-item>
                          </text:list>
                        </text:list-item>
                        <text:list-item>
                          <text:p text:style-name="P1">Minimized standard meeting problems like dominant behavior, sidetracking</text:p>
                        </text:list-item>
                        <text:list-item>
                          <text:p text:style-name="P1">Groups using group support system found more defects</text:p>
                        </text:list-item>
                        <text:list-item>
                          <text:p text:style-name="P1">Groups using group support system felt more information overload</text:p>
                        </text:list-item>
                      </text:list>
                    </text:list-item>
                    <text:list-item>
                      <text:p text:style-name="P1">Automated inspection tools (Parnin, Görg, &amp; Nnadi)</text:p>
                      <text:list>
                        <text:list-item>
                          <text:p text:style-name="P1">Useful for design quality and code quality (clean code)</text:p>
                          <text:list>
                            <text:list-item>
                              <text:p text:style-name="P1">Clean code attributes are often ignored in favor of defects</text:p>
                            </text:list-item>
                          </text:list>
                        </text:list-item>
                        <text:list-item>
                          <text:p text:style-name="P1">Can generate long lists of potential problems</text:p>
                          <text:list>
                            <text:list-item>
                              <text:p text:style-name="P1">But false positives are a big problem—up to 90% of warnings in some cases</text:p>
                            </text:list-item>
                          </text:list>
                        </text:list-item>
                        <text:list-item>
                          <text:p text:style-name="P1">Lightweight visualizations that provide additional information about warnings</text:p>
                          <text:list>
                            <text:list-item>
                              <text:p text:style-name="P1">Helps author decide at a glance if a warning is a false positive</text:p>
                            </text:list-item>
                            <text:list-item>
                              <text:p text:style-name="P1">Surface context—most relevant code snippet at-a-glance</text:p>
                            </text:list-item>
                            <text:list-item>
                              <text:p text:style-name="P1">Indicate spread and frequency of warning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Activity theory</text:p>
          <text:list>
            <text:list-item>
              <text:p text:style-name="P1">Why theory?</text:p>
              <text:list>
                <text:list-item>
                  <text:p text:style-name="P1">Design philosophy matters: organizations with strong UI design teams ship designs with radical usability differences (Norman, 2006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09T16:58:34</meta:creation-date>
    <dc:date>2010-08-10T00:14:38</dc:date>
    <dc:creator>Randy Souza</dc:creator>
    <meta:editing-duration>PT07H03M20S</meta:editing-duration>
    <meta:editing-cycles>100</meta:editing-cycles>
    <meta:generator>OpenOffice.org/3.2$Linux OpenOffice.org_project/320m12$Build-9483</meta:generator>
    <meta:document-statistic meta:table-count="0" meta:image-count="0" meta:object-count="0" meta:page-count="3" meta:paragraph-count="96" meta:word-count="738" meta:character-count="4570"/>
  </office:meta>
</office:document-meta>
</file>